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Iteration Plan Week 2:</text:p>
      <text:p text:style-name="P1"/>
      <text:p text:style-name="P2">The second iteration our plan is to:</text:p>
      <text:list xml:id="list4161533449972943014" text:style-name="L1">
        <text:list-item>
          <text:list>
            <text:list-item>
              <text:p text:style-name="P3">Clean up the UI so there is fewer windows.</text:p>
            </text:list-item>
            <text:list-item>
              <text:p text:style-name="P3">Allow the instructor to specify his preferences for groups</text:p>
            </text:list-item>
            <text:list-item>
              <text:p text:style-name="P3">Allow the instructor to edit the number of students in groups</text:p>
            </text:list-item>
            <text:list-item>
              <text:p text:style-name="P3">Groups will be sorted based on students' GPA</text:p>
            </text:list-item>
          </text:list>
        </text:list-item>
      </text:list>
      <text:p text:style-name="P2"/>
      <text:p text:style-name="P2"><text:tab/>This iteration is an extension of our implementation of our first Use Case, wherein the instructor specifies the parameters. These features are necessitated by our description of the alternate and main paths of the Use Case 1, in particular, 5.11, for skill-based (GPA) groups, and 3.2, the instructor editing the number of students for groups.</text:p>
      <text:p text:style-name="P2"><text:tab/>We still choose to only have implementation of Use Cases 1 and 3, as these are by far the most crucial part of our software. We need to implement more of Use Case 3 in order to account for the fact that our groups will now be based on the GPA of their students.</text:p>
      <text:p text:style-name="P2"/>
      <text:p text:style-name="P2"><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ip St.Croix</meta:initial-creator>
    <meta:creation-date>2014-11-21T09:55:12.73</meta:creation-date>
    <meta:document-statistic meta:table-count="0" meta:image-count="0" meta:object-count="0" meta:page-count="1" meta:paragraph-count="9" meta:word-count="161" meta:character-count="876"/>
    <dc:date>2014-11-21T10:21:58.32</dc:date>
    <dc:creator>Philip St.Croix</dc:creator>
    <meta:editing-duration>PT8M25S</meta:editing-duration>
    <meta:editing-cycles>1</meta:editing-cycles>
    <meta:generator>OpenOffice/4.1.1$Win32 OpenOffice.org_project/411m6$Build-9775</meta:generator>
  </office:meta>
</office:document-meta>
</file>